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202124" style:font-name="Times New Roman" fo:font-size="12pt" fo:letter-spacing="normal" fo:language="en" fo:country="none" fo:font-style="normal" fo:font-weight="normal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variant="normal" fo:text-transform="none" fo:color="#202124" style:font-name="Times New Roman" fo:font-size="12pt" fo:letter-spacing="normal" fo:language="en" fo:country="none" fo:font-style="normal" fo:font-weight="normal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fo:color="#202124" style:font-name="Times New Roman" fo:font-size="12pt" fo:letter-spacing="normal" fo:language="en" fo:country="none" fo:font-style="normal" fo:font-weight="normal" style:font-size-asian="12pt" style:font-size-complex="12pt"/>
    </style:style>
    <style:style style:name="P11" style:family="paragraph" style:parent-style-name="Preformatted_20_Text" style:list-style-name="L1">
      <style:paragraph-properties fo:text-align="start" style:justify-single-word="false"/>
      <style:text-properties fo:font-variant="normal" fo:text-transform="none" fo:color="#202124" style:font-name="Times New Roman" fo:font-size="12pt" fo:letter-spacing="normal" fo:language="en" fo:country="none" fo:font-style="normal" fo:font-weight="normal" style:font-size-asian="12pt" style:font-size-complex="12pt"/>
    </style:style>
    <style:style style:name="P12" style:family="paragraph" style:parent-style-name="Preformatted_20_Text" style:list-style-name="L2">
      <style:paragraph-properties fo:text-align="start" style:justify-single-word="false"/>
      <style:text-properties fo:font-variant="normal" fo:text-transform="none" fo:color="#202124" style:font-name="Times New Roman" fo:font-size="12pt" fo:letter-spacing="normal" fo:language="en" fo:country="none" fo:font-style="normal" fo:font-weight="normal" style:font-size-asian="12pt" style:font-size-complex="12pt"/>
    </style:style>
    <style:style style:name="T1" style:family="text">
      <style:text-properties fo:font-variant="normal" fo:text-transform="none" fo:color="#202124" style:font-name="Times New Roman" fo:font-size="12pt" fo:letter-spacing="normal" fo:language="en" fo:country="none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Testing Emag Application using Exploratory Testing</text:p>
      <text:p text:style-name="P8"/>
      <text:p text:style-name="P9"><text:s text:c="3"/>Time spent on test : 45 minutes</text:p>
      <text:p text:style-name="P1"/>
      <text:p text:style-name="P2"><text:s text:c="2"/><text:span text:style-name="T2"><text:s/>Shopping Cart scenarios:</text:span></text:p>
      <text:list xml:id="list8035444994329795447" text:style-name="L1">
        <text:list-header>
          <text:p text:style-name="P4"><text:span text:style-name="T2"><text:tab/></text:span><text:span text:style-name="T1"> </text:span></text:p>
        </text:list-header>
        <text:list-item>
          <text:p text:style-name="P5">Button for the Shopping Cart is visible and functional</text:p>
        </text:list-item>
        <text:list-item>
          <text:p text:style-name="P11">Check that all the buttons inside the Shopping Cart are visible and functional</text:p>
        </text:list-item>
        <text:list-item>
          <text:p text:style-name="P11">User can place an order without being authenticated </text:p>
        </text:list-item>
        <text:list-item>
          <text:p text:style-name="P11">Verified that products added to the cart remain there after loggin in</text:p>
        </text:list-item>
        <text:list-item>
          <text:p text:style-name="P11">User can add and delete products from the cart </text:p>
        </text:list-item>
        <text:list-item>
          <text:p text:style-name="P11">If the user adds products to the cart and opens two different browser pages, the same number of products should remain in the cart</text:p>
        </text:list-item>
        <text:list-item>
          <text:p text:style-name="P11">After re-login user must see the products added to the cart from previous session</text:p>
        </text:list-item>
        <text:list-item>
          <text:p text:style-name="P11">What happens if the user adds the product to the cart, enters the voucher number and then check-out?</text:p>
        </text:list-item>
        <text:list-item>
          <text:p text:style-name="P11">Verify if <text:s/>gift card function is applied</text:p>
        </text:list-item>
        <text:list-item>
          <text:p text:style-name="P11">The button to change the quantity of a product is functional</text:p>
        </text:list-item>
        <text:list-item>
          <text:p text:style-name="P11">If the product is moved to favorites must stay there until the next sesion is open</text:p>
        </text:list-item>
        <text:list-item>
          <text:p text:style-name="P11">Other options related to the products(guarantees, express service), <text:s/>should be clear and the cost must be summed to the total order</text:p>
        </text:list-item>
        <text:list-item>
          <text:p text:style-name="P11">Order summary, delivery cost, total order must be displayed</text:p>
        </text:list-item>
        <text:list-item>
          <text:p text:style-name="P11">Verify <text:s/>if the total price is correctly calculated </text:p>
        </text:list-item>
        <text:list-item>
          <text:p text:style-name="P11">If products are added, or deleted from the cart, the price must be updated automatically</text:p>
        </text:list-item>
      </text:list>
      <text:p text:style-name="P3"/>
      <text:p text:style-name="P3"/>
      <text:p text:style-name="P3"/>
      <text:p text:style-name="P3"><text:tab/>“Try Genius” scenarios</text:p>
      <text:p text:style-name="P3"/>
      <text:list xml:id="list9194626794188347462" text:style-name="L2">
        <text:list-item>
          <text:p text:style-name="P7">Button for the “Try Genius” is visible and functional</text:p>
        </text:list-item>
        <text:list-item>
          <text:p text:style-name="P12">Check that all the buttons/drop down lists/check boxes inside “Incearca Genius” are visible and functional</text:p>
        </text:list-item>
        <text:list-item>
          <text:p text:style-name="P12">Try for fry “Incearca gratuit Genius”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8700353201230736901" text:style-name="L3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rina Aliu</meta:initial-creator>
    <meta:creation-date>2021-02-16T16:55:03.22</meta:creation-date>
    <dc:date>2021-03-06T19:45:05.75</dc:date>
    <dc:creator>Dorina Aliu</dc:creator>
    <meta:editing-duration>PT5H40M46S</meta:editing-duration>
    <meta:editing-cycles>78</meta:editing-cycles>
    <meta:generator>OpenOffice/4.1.8$Win32 OpenOffice.org_project/418m3$Build-9803</meta:generator>
    <meta:document-statistic meta:table-count="0" meta:image-count="0" meta:object-count="0" meta:page-count="1" meta:paragraph-count="23" meta:word-count="262" meta:character-count="1474"/>
  </office:meta>
</office:document-meta>
</file>